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Game Overview</text:h>
      <text:p text:style-name="Text_20_body">...</text:p>
      <text:p text:style-name="Text_20_body"><text:span text:style-name="Strong_20_Emphasis">Premium Features (Integrated Across Systems):</text:span></text:p>
      <text:list xml:id="list36022497" text:style-name="L7">
        <text:list-item>
          <text:p text:style-name="P7">Premium players unlock additional customization and job roles</text:p>
        </text:list-item>
        <text:list-item>
          <text:p text:style-name="P7">Access to breeding prediction tools and gene reveal overlays</text:p>
        </text:list-item>
        <text:list-item>
          <text:p text:style-name="P7">Crafting priority queue for job-based professions</text:p>
        </text:list-item>
        <text:list-item>
          <text:p text:style-name="P7">Bulk management actions: feed all, train all, assign rider to group</text:p>
        </text:list-item>
        <text:list-item>
          <text:p text:style-name="P7">Analytics dashboard for breeders (lineage success, trait trends, etc.)</text:p>
        </text:list-item>
        <text:list-item>
          <text:p text:style-name="P7">Stable themes and layout expansions</text:p>
        </text:list-item>
        <text:list-item>
          <text:p text:style-name="P7">Early access to seasonal event breeds and challenge leagues <text:span text:style-name="Strong_20_Emphasis">Title:</text:span> Equoria<text:line-break/><text:span text:style-name="Strong_20_Emphasis">Inspiration:</text:span> Horseland, Ludus Equinus, Equus Ipsum (aesthetic + legacy structure), Horse Fable (modern UI), Horse Reality (realistic genetics)<text:line-break/><text:span text:style-name="Strong_20_Emphasis">Platform:</text:span> Mobile-first (iOS &amp; Android app only). Available on the Apple App Store and Samsung Galaxy Store. Not intended for desktop or web.</text:p>
        </text:list-item>
      </text:list>
      <text:p text:style-name="Text_20_body"><text:span text:style-name="Strong_20_Emphasis">Core Gameplay Loop:</text:span> Players manage a stable of horses, engaging in strategic breeding, competition, and training loops. Horses can be collected, improved, and retired. Prestige is earned through legacy performance. Strategic decisions around rider assignment, breeding pair selection, training focus, and show entry will determine success.</text:p>
      <text:p text:style-name="Text_20_body"><text:span text:style-name="Strong_20_Emphasis">Primary Gameplay Features:</text:span></text:p>
      <text:list xml:id="list1712969294" text:style-name="L8">
        <text:list-item>
          <text:p text:style-name="P8">Breed horses using realistic color genetics and detailed phenotype handling</text:p>
        </text:list-item>
        <text:list-item>
          <text:p text:style-name="P8">Train horses weekly in discipline-specific facilities with time-gated cooldowns</text:p>
        </text:list-item>
        <text:list-item>
          <text:p text:style-name="P8">Assign riders with unique strengths, tiers, and temperament affinities</text:p>
        </text:list-item>
        <text:list-item>
          <text:p text:style-name="P8">Enter shows (weekly or seasonal), track performance, and climb competitive rankings</text:p>
        </text:list-item>
        <text:list-item>
          <text:p text:style-name="P8">Build a stable legacy through bloodlines and record-setting horses</text:p>
        </text:list-item>
        <text:list-item>
          <text:p text:style-name="P8">Customize your stable layout, colors, and theme</text:p>
        </text:list-item>
        <text:list-item>
          <text:p text:style-name="P8">Participate in community markets, auctions, and special events</text:p>
        </text:list-item>
        <text:list-item>
          <text:p text:style-name="P8">Unlock premium options like consultants, foal pre-insight tools, and visual overlays</text:p>
        </text:list-item>
      </text:list>
      <text:p text:style-name="Text_20_body"><text:span text:style-name="Strong_20_Emphasis">Monetization Model:</text:span></text:p>
      <text:list xml:id="list1965439670" text:style-name="L9">
        <text:list-item>
          <text:p text:style-name="P9">Free-to-play with optional in-app purchases</text:p>
        </text:list-item>
        <text:list-item>
          <text:p text:style-name="P9">Monetization will include:</text:p>
          <text:list>
            <text:list-item>
              <text:p text:style-name="P9">Cosmetic upgrades (stable themes, horse card frames, tack overlays)</text:p>
            </text:list-item>
            <text:list-item>
              <text:p text:style-name="P9"><text:soft-page-break/>Breeding aids (gene reveal tokens, foal prediction credits)</text:p>
            </text:list-item>
            <text:list-item>
              <text:p text:style-name="P9">Consultant Rider Tokens (extend rider tenure or unlock insight early)</text:p>
            </text:list-item>
            <text:list-item>
              <text:p text:style-name="P9">Event pass for limited-run legacy shows or seasonal championships</text:p>
            </text:list-item>
          </text:list>
        </text:list-item>
      </text:list>
      <text:p text:style-name="Text_20_body"><text:span text:style-name="Strong_20_Emphasis">Navigation Tabs:</text:span></text:p>
      <text:list xml:id="list2137687240" text:style-name="L10">
        <text:list-item>
          <text:p text:style-name="P10"><text:span text:style-name="Strong_20_Emphasis">Dashboard</text:span>: User stats, legacy titles earned, current horse highlight, banking/earnings, weekly goal tracker</text:p>
        </text:list-item>
        <text:list-item>
          <text:p text:style-name="P10"><text:span text:style-name="Strong_20_Emphasis">Stable</text:span>: View all horses; sortable by lineage, temperament, conformation, rider assignment, legacy rank</text:p>
        </text:list-item>
        <text:list-item>
          <text:p text:style-name="P10"><text:span text:style-name="Strong_20_Emphasis">Competitions</text:span>: Access filtered shows by category, tier, discipline, entry fee, and reward size</text:p>
        </text:list-item>
        <text:list-item>
          <text:p text:style-name="P10"><text:span text:style-name="Strong_20_Emphasis">World</text:span>: Interactive town map interface with services:</text:p>
          <text:list>
            <text:list-item>
              <text:p text:style-name="P10"><text:span text:style-name="Strong_20_Emphasis">Shop</text:span> (feeds, grooming tools, supplements)</text:p>
            </text:list-item>
            <text:list-item>
              <text:p text:style-name="P10"><text:span text:style-name="Strong_20_Emphasis">User Market</text:span> (buy/sell horses, riders, items)</text:p>
            </text:list-item>
            <text:list-item>
              <text:p text:style-name="P10"><text:span text:style-name="Strong_20_Emphasis">Farrier</text:span> (hoof health, visual flair options)</text:p>
            </text:list-item>
            <text:list-item>
              <text:p text:style-name="P10"><text:span text:style-name="Strong_20_Emphasis">Training Grounds</text:span> (discipline-linked XP slots, cooldown timers)</text:p>
            </text:list-item>
            <text:list-item>
              <text:p text:style-name="P10"><text:span text:style-name="Strong_20_Emphasis">Feed Store</text:span> (custom feeding plans and inventory system)</text:p>
            </text:list-item>
            <text:list-item>
              <text:p text:style-name="P10"><text:span text:style-name="Strong_20_Emphasis">Vet</text:span> (injuries, illness recovery, performance boosters)</text:p>
            </text:list-item>
          </text:list>
        </text:list-item>
        <text:list-item>
          <text:p text:style-name="P10"><text:span text:style-name="Strong_20_Emphasis">Search</text:span>: Advanced filters for players, horses, riders, HOF entries, legacy lineages</text:p>
        </text:list-item>
        <text:list-item>
          <text:p text:style-name="P10"><text:span text:style-name="Strong_20_Emphasis">Chat + Forums</text:span>: Social engagement hub with mod tools, report system, and forums</text:p>
        </text:list-item>
        <text:list-item>
          <text:p text:style-name="P10"><text:span text:style-name="Strong_20_Emphasis">Settings</text:span>: Adjust visibility, privacy, accessibility options, interface preferences</text:p>
        </text:list-item>
      </text:list>
      <text:p text:style-name="Text_20_body"><text:span text:style-name="Strong_20_Emphasis">Future Expansion Plans:</text:span></text:p>
      <text:list xml:id="list1562532592" text:style-name="L11">
        <text:list-item>
          <text:p text:style-name="P11">Legacy Breeder League seasons</text:p>
        </text:list-item>
        <text:list-item>
          <text:p text:style-name="P11">Multi-discipline championship circuits</text:p>
        </text:list-item>
        <text:list-item>
          <text:p text:style-name="P11">Specialized class breeds (e.g., draft-only pulls, gaited-only tests)</text:p>
        </text:list-item>
        <text:list-item>
          <text:p text:style-name="P11">Pedigree-based competitions and prestige multiplier scoring <text:span text:style-name="Strong_20_Emphasis">Title:</text:span> Equoria<text:line-break/><text:span text:style-name="Strong_20_Emphasis">Inspiration:</text:span> Horseland, Ludus Equinus, Equus Ipsum (aesthetic + legacy structure), Horse Fable (modern UI), Horse Reality (realistic genetics)<text:line-break/><text:span text:style-name="Strong_20_Emphasis">Platform:</text:span> Mobile-first (iOS &amp; Android app only). Available on the Apple App Store and Samsung Galaxy Store. Not intended for desktop or web.</text:p>
        </text:list-item>
      </text:list>
      <text:p text:style-name="Text_20_body"><text:span text:style-name="Strong_20_Emphasis">Core Gameplay Loop:</text:span> Players manage a stable of horses, engaging in strategic breeding, competition, and training loops. Horses can be collected, improved, and retired. Prestige is earned through legacy performance. Strategic decisions around rider assignment, breeding pair selection, training focus, and show entry will determine success.</text:p>
      <text:p text:style-name="Text_20_body"><text:soft-page-break/><text:span text:style-name="Strong_20_Emphasis">Primary Gameplay Features:</text:span></text:p>
      <text:list xml:id="list3633838612" text:style-name="L12">
        <text:list-item>
          <text:p text:style-name="P12">Breed horses using realistic color genetics</text:p>
        </text:list-item>
        <text:list-item>
          <text:p text:style-name="P12">Assign riders with strengths and weaknesses to horses</text:p>
        </text:list-item>
        <text:list-item>
          <text:p text:style-name="P12">Train and show horses weekly</text:p>
        </text:list-item>
        <text:list-item>
          <text:p text:style-name="P12">Earn legacy points, money, and titles</text:p>
        </text:list-item>
        <text:list-item>
          <text:p text:style-name="P12">Build and customize your stable</text:p>
        </text:list-item>
        <text:list-item>
          <text:p text:style-name="P12">Interact with a community via chat, forums, and market</text:p>
        </text:list-item>
        <text:list-item>
          <text:p text:style-name="P12">Participate in events, seasonal challenges, and legacy-based tournaments</text:p>
        </text:list-item>
      </text:list>
      <text:p text:style-name="Text_20_body"><text:span text:style-name="Strong_20_Emphasis">Navigation Tabs:</text:span></text:p>
      <text:list xml:id="list3673023945" text:style-name="L13">
        <text:list-item>
          <text:p text:style-name="P13"><text:span text:style-name="Strong_20_Emphasis">Dashboard</text:span>: User stats, competition history, current bank, high scores, level progress, legacy highlights</text:p>
        </text:list-item>
        <text:list-item>
          <text:p text:style-name="P13"><text:span text:style-name="Strong_20_Emphasis">Stable</text:span>: Subsections for All Horses, Foals, Mares, Stallions, Retired; includes filters, group actions, sorting tools</text:p>
        </text:list-item>
        <text:list-item>
          <text:p text:style-name="P13"><text:span text:style-name="Strong_20_Emphasis">Competitions</text:span>: Filtered show search by type (breed show, jumping, reining, etc.), level, reward pool</text:p>
        </text:list-item>
        <text:list-item>
          <text:p text:style-name="P13"><text:span text:style-name="Strong_20_Emphasis">World</text:span>: Town hub map includes:</text:p>
          <text:list>
            <text:list-item>
              <text:p text:style-name="P13">Shop (items, food, training gear)</text:p>
            </text:list-item>
            <text:list-item>
              <text:p text:style-name="P13">User Market (live auction &amp; fixed price)</text:p>
            </text:list-item>
            <text:list-item>
              <text:p text:style-name="P13">Farrier (hoof health maintenance)</text:p>
            </text:list-item>
            <text:list-item>
              <text:p text:style-name="P13">Training Facilities (weekly sessions based on discipline)</text:p>
            </text:list-item>
            <text:list-item>
              <text:p text:style-name="P13">Feed Store (manage feeding plans)</text:p>
            </text:list-item>
            <text:list-item>
              <text:p text:style-name="P13">Veterinarian (illness, recovery, supplements)</text:p>
            </text:list-item>
          </text:list>
        </text:list-item>
        <text:list-item>
          <text:p text:style-name="P13"><text:span text:style-name="Strong_20_Emphasis">Search</text:span>: Lookup by player name, horse name, rider stats, legacy filters</text:p>
        </text:list-item>
        <text:list-item>
          <text:p text:style-name="P13"><text:span text:style-name="Strong_20_Emphasis">Chat + Forums</text:span>: Real-time messaging, structured discussion categories</text:p>
        </text:list-item>
        <text:list-item>
          <text:p text:style-name="P13"><text:span text:style-name="Strong_20_Emphasis">Settings</text:span>: Customization (stable theme, horse card view), notifications, privacy, tiebreak preferences</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9T19:07:27.824000000</meta:creation-date>
    <dc:date>2025-05-19T19:45:51.745000000</dc:date>
    <meta:editing-duration>PT1M1S</meta:editing-duration>
    <meta:editing-cycles>2</meta:editing-cycles>
    <meta:generator>LibreOffice/7.2.2.2$Windows_X86_64 LibreOffice_project/02b2acce88a210515b4a5bb2e46cbfb63fe97d56</meta:generator>
    <meta:document-statistic meta:table-count="0" meta:image-count="0" meta:object-count="0" meta:page-count="3" meta:paragraph-count="69" meta:word-count="728" meta:character-count="5054" meta:non-whitespace-character-count="4453"/>
  </office:meta>
</office:document-meta>
</file>